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" officeooo:rsid="000c91da" officeooo:paragraph-rsid="000c91da"/>
    </style:style>
    <style:style style:name="P2" style:family="paragraph" style:parent-style-name="Text_20_body">
      <style:text-properties style:font-name="Courier New" officeooo:rsid="000c91da" officeooo:paragraph-rsid="000c91da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Courier New" officeooo:rsid="000c91da" officeooo:paragraph-rsid="000c91da"/>
    </style:style>
    <style:style style:name="P4" style:family="paragraph" style:parent-style-name="Title">
      <style:text-properties style:font-name="Courier New" officeooo:rsid="000c91da" officeooo:paragraph-rsid="000c91da"/>
    </style:style>
    <style:style style:name="T1" style:family="text">
      <style:text-properties officeooo:rsid="000ca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iestação Meteorológica</text:p>
      <text:p text:style-name="P1">Relatório 12</text:p>
      <text:p text:style-name="P2"/>
      <text:p text:style-name="P3">Os arquivos <text:span text:style-name="T1">que contém</text:span> os modelos em 3D dos acessórios da estação estão na pasta files. Esses arquivos compõem o anemômetro, pluviômetro, protetor para sensor de temperatura e umidade e a capa que protegerá a central das intempéries. São peças separadas para serem impressas em 3D (lembrando que os copos do anemômetro devem ser 3 <text:span text:style-name="T1">e a peça Rad_Shd_Fin_V1 serão 4</text:span>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09:52:16.696000000</meta:creation-date>
    <dc:date>2021-10-27T10:26:58.651000000</dc:date>
    <meta:editing-duration>PT24M1S</meta:editing-duration>
    <meta:editing-cycles>1</meta:editing-cycles>
    <meta:document-statistic meta:table-count="0" meta:image-count="0" meta:object-count="0" meta:page-count="1" meta:paragraph-count="3" meta:word-count="65" meta:character-count="401" meta:non-whitespace-character-count="339"/>
    <meta:generator>LibreOffice/7.1.1.2$Windows_x86 LibreOffice_project/fe0b08f4af1bacafe4c7ecc87ce55bb426164676</meta:generator>
  </office:meta>
</office:document-meta>
</file>